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_compare_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09432668928712" calcext:value-type="float">
            <text:p>0.509432668928712</text:p>
          </table:table-cell>
          <table:table-cell office:value-type="float" office:value="0.73635211764872" calcext:value-type="float">
            <text:p>0.7363521176487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7744257182857" calcext:value-type="float">
            <text:p>0.237744257182857</text:p>
          </table:table-cell>
          <table:table-cell office:value-type="float" office:value="0.358870214591889" calcext:value-type="float">
            <text:p>0.35887021459188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81541994950883" calcext:value-type="float">
            <text:p>0.181541994950883</text:p>
          </table:table-cell>
          <table:table-cell office:value-type="float" office:value="0.270627058218831" calcext:value-type="float">
            <text:p>0.27062705821883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07012728265577" calcext:value-type="float">
            <text:p>0.907012728265577</text:p>
          </table:table-cell>
          <table:table-cell office:value-type="float" office:value="0.956569546850898" calcext:value-type="float">
            <text:p>0.95656954685089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972625198916584" calcext:value-type="float">
            <text:p>0.972625198916584</text:p>
          </table:table-cell>
          <table:table-cell table:style-name="ce4" office:value-type="float" office:value="0.97752809125717" calcext:value-type="float">
            <text:p>0.9775280912571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85134451375559" calcext:value-type="float">
            <text:p>0.385134451375559</text:p>
          </table:table-cell>
          <table:table-cell office:value-type="float" office:value="0.815494402003496" calcext:value-type="float">
            <text:p>0.81549440200349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7])" office:value-type="float" office:value="0.972625198916584" calcext:value-type="float">
            <text:p>0.972625198916584</text:p>
          </table:table-cell>
          <table:table-cell table:style-name="Default" table:formula="of:=MAX([.G2:.G7])" office:value-type="float" office:value="0.97752809125717" calcext:value-type="float">
            <text:p>0.97752809125717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3:45:59.821945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3:46:28.221562929</dc:date>
    <meta:editing-duration>PT1M14S</meta:editing-duration>
    <meta:editing-cycles>2</meta:editing-cycles>
    <meta:generator>LibreOffice/6.0.7.3$Linux_X86_64 LibreOffice_project/00m0$Build-3</meta:generator>
    <meta:document-statistic meta:table-count="1" meta:cell-count="71" meta:object-count="0"/>
  </office:meta>
</office:document-meta>
</file>